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C20000337B00002FB2175805B9.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93cm" table:align="right"/>
    </style:style>
    <style:style style:name="Tableau2.A" style:family="table-column">
      <style:table-column-properties style:column-width="5.604cm"/>
    </style:style>
    <style:style style:name="Tableau2.B" style:family="table-column">
      <style:table-column-properties style:column-width="5.653cm"/>
    </style:style>
    <style:style style:name="Tableau2.C" style:family="table-column">
      <style:table-column-properties style:column-width="5.673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1" style:family="table">
      <style:table-properties style:width="16.907cm" table:align="right"/>
    </style:style>
    <style:style style:name="Tableau1.A" style:family="table-column">
      <style:table-column-properties style:column-width="8.394cm"/>
    </style:style>
    <style:style style:name="Tableau1.B" style:family="table-column">
      <style:table-column-properties style:column-width="8.51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color="#0000cc" fo:font-size="16pt" style:text-underline-style="solid" style:text-underline-width="auto" style:text-underline-color="font-color" style:font-size-asian="16pt" style:font-size-complex="16pt"/>
    </style:style>
    <style:style style:name="P3" style:family="paragraph" style:parent-style-name="Standard">
      <style:text-properties fo:color="#0000cc" fo:font-size="18pt" style:text-underline-style="solid" style:text-underline-width="auto" style:text-underline-color="font-color" style:font-size-asian="18pt" style:font-size-complex="18pt"/>
    </style:style>
    <style:style style:name="P4" style:family="paragraph" style:parent-style-name="Standard">
      <style:text-properties fo:color="#6666ff" fo:font-size="18pt" officeooo:rsid="00065151" officeooo:paragraph-rsid="00065151" style:font-size-asian="18pt" style:font-size-complex="18pt"/>
    </style:style>
    <style:style style:name="P5" style:family="paragraph" style:parent-style-name="Standard">
      <style:text-properties fo:color="#6666ff" fo:font-size="18pt" officeooo:rsid="0007c10e" officeooo:paragraph-rsid="0007c10e" style:font-size-asian="18pt" style:font-size-complex="18pt"/>
    </style:style>
    <style:style style:name="P6" style:family="paragraph" style:parent-style-name="Standard">
      <style:text-properties fo:color="#6666ff" fo:font-size="18pt" officeooo:rsid="000de653" officeooo:paragraph-rsid="000de653" style:font-size-asian="18pt" style:font-size-complex="18pt"/>
    </style:style>
    <style:style style:name="P7" style:family="paragraph" style:parent-style-name="Standard">
      <style:text-properties fo:color="#6666ff" fo:font-size="18pt" officeooo:rsid="000df85f" officeooo:paragraph-rsid="000df85f" style:font-size-asian="18pt" style:font-size-complex="18pt"/>
    </style:style>
    <style:style style:name="P8" style:family="paragraph" style:parent-style-name="Standard">
      <style:paragraph-properties fo:text-align="center" style:justify-single-word="false"/>
      <style:text-properties officeooo:rsid="000025ab" officeooo:paragraph-rsid="000b3764"/>
    </style:style>
    <style:style style:name="P9" style:family="paragraph" style:parent-style-name="Standard">
      <style:text-properties officeooo:rsid="000025ab" officeooo:paragraph-rsid="000b3764"/>
    </style:style>
    <style:style style:name="P10" style:family="paragraph" style:parent-style-name="Standard">
      <style:text-properties fo:color="#ff3333" fo:font-size="20pt" officeooo:rsid="000025ab" officeooo:paragraph-rsid="000b3764" style:font-size-asian="20pt" style:font-size-complex="20pt"/>
    </style:style>
    <style:style style:name="P11" style:family="paragraph" style:parent-style-name="Standard">
      <style:text-properties style:use-window-font-color="true" fo:font-size="12pt" officeooo:rsid="000df85f" officeooo:paragraph-rsid="000df85f" style:font-size-asian="10.5pt" style:font-size-complex="12pt"/>
    </style:style>
    <style:style style:name="P12" style:family="paragraph" style:parent-style-name="Standard">
      <style:text-properties style:use-window-font-color="true" fo:font-size="12pt" officeooo:rsid="000f0fb0" officeooo:paragraph-rsid="000df85f" style:font-size-asian="10.5pt" style:font-size-complex="12pt"/>
    </style:style>
    <style:style style:name="P13" style:family="paragraph" style:parent-style-name="Standard">
      <style:text-properties style:use-window-font-color="true" fo:font-size="12pt" officeooo:rsid="0013162e" officeooo:paragraph-rsid="0013162e" style:font-size-asian="10.5pt" style:font-size-complex="12pt"/>
    </style:style>
    <style:style style:name="P14" style:family="paragraph" style:parent-style-name="Standard">
      <style:text-properties style:use-window-font-color="true" fo:font-size="12pt" officeooo:rsid="0013162e" officeooo:paragraph-rsid="00196072" style:font-size-asian="10.5pt" style:font-size-complex="12pt"/>
    </style:style>
    <style:style style:name="P15" style:family="paragraph" style:parent-style-name="Standard">
      <style:text-properties style:use-window-font-color="true" fo:font-size="12pt" officeooo:rsid="0013162e" officeooo:paragraph-rsid="001b2608" style:font-size-asian="10.5pt" style:font-size-complex="12pt"/>
    </style:style>
    <style:style style:name="P16" style:family="paragraph" style:parent-style-name="Table_20_Contents">
      <style:text-properties officeooo:rsid="000025ab" officeooo:paragraph-rsid="000b3764"/>
    </style:style>
    <style:style style:name="P17" style:family="paragraph" style:parent-style-name="Table_20_Contents">
      <style:text-properties officeooo:rsid="00014f0b" officeooo:paragraph-rsid="000b3764"/>
    </style:style>
    <style:style style:name="P18" style:family="paragraph" style:parent-style-name="Table_20_Contents">
      <style:text-properties officeooo:rsid="0002561a" officeooo:paragraph-rsid="000b3764"/>
    </style:style>
    <style:style style:name="P19" style:family="paragraph" style:parent-style-name="Table_20_Contents">
      <style:text-properties officeooo:rsid="0005c01d" officeooo:paragraph-rsid="000b3764"/>
    </style:style>
    <style:style style:name="P20" style:family="paragraph" style:parent-style-name="Table_20_Contents">
      <style:text-properties officeooo:paragraph-rsid="000b3764"/>
    </style:style>
    <style:style style:name="P21" style:family="paragraph" style:parent-style-name="Standard">
      <style:text-properties officeooo:rsid="000025ab" officeooo:paragraph-rsid="000b3764"/>
    </style:style>
    <style:style style:name="T1" style:family="text">
      <style:text-properties fo:color="#ff0000" fo:font-size="22pt" style:text-underline-style="solid" style:text-underline-width="auto" style:text-underline-color="font-color" fo:font-weight="bold" style:font-size-asian="22pt" style:font-weight-asian="bold" style:font-size-complex="22pt" style:font-weight-complex="bold"/>
    </style:style>
    <style:style style:name="T2" style:family="text">
      <style:text-properties fo:color="#0000cc" fo:font-size="18pt" style:text-underline-style="solid" style:text-underline-width="auto" style:text-underline-color="font-color" style:font-size-asian="18pt" style:font-size-complex="18pt"/>
    </style:style>
    <style:style style:name="T3" style:family="text">
      <style:text-properties officeooo:rsid="00014f0b"/>
    </style:style>
    <style:style style:name="T4" style:family="text">
      <style:text-properties officeooo:rsid="0002561a"/>
    </style:style>
    <style:style style:name="T5" style:family="text">
      <style:text-properties officeooo:rsid="00009f5d"/>
    </style:style>
    <style:style style:name="T6" style:family="text">
      <style:text-properties officeooo:rsid="000be7b8"/>
    </style:style>
    <style:style style:name="T7" style:family="text">
      <style:text-properties officeooo:rsid="000de653"/>
    </style:style>
    <style:style style:name="T8" style:family="text">
      <style:text-properties officeooo:rsid="00138be9"/>
    </style:style>
    <style:style style:name="T9" style:family="text">
      <style:text-properties officeooo:rsid="001495fd"/>
    </style:style>
    <style:style style:name="T10" style:family="text">
      <style:text-properties officeooo:rsid="00194a29"/>
    </style:style>
    <style:style style:name="T11" style:family="text">
      <style:text-properties officeooo:rsid="00196072"/>
    </style:style>
    <style:style style:name="T12" style:family="text">
      <style:text-properties officeooo:rsid="00213b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10"><text:tab/><text:tab/><text:tab/>Solution<text:span text:style-name="T6">s</text:span> Existent<text:span text:style-name="T6">es</text:span></text:p>
      <text:p text:style-name="P9"/>
      <text:p text:style-name="P9">Dropbox/Icloud/Hubic/GoogleDrive/OneDrive/...</text:p>
      <text:p text:style-name="P9"/>
      <table:table table:name="Tableau2" table:style-name="Tableau2">
        <table:table-column table:style-name="Tableau2.A"/>
        <table:table-column table:style-name="Tableau2.B"/>
        <table:table-column table:style-name="Tableau2.C"/>
        <table:table-row>
          <table:table-cell table:style-name="Tableau2.A1" office:value-type="string">
            <text:p text:style-name="P20"/>
          </table:table-cell>
          <table:table-cell table:style-name="Tableau2.A1" office:value-type="string">
            <text:p text:style-name="P16">Point bénefique</text:p>
          </table:table-cell>
          <table:table-cell table:style-name="Tableau2.C1" office:value-type="string">
            <text:p text:style-name="P16">Point négatif</text:p>
          </table:table-cell>
        </table:table-row>
        <table:table-row>
          <table:table-cell table:style-name="Tableau2.A2" office:value-type="string">
            <text:p text:style-name="P16">DropBox</text:p>
          </table:table-cell>
          <table:table-cell table:style-name="Tableau2.A2" office:value-type="string">
            <text:p text:style-name="P17">*Pas de perte de fichiers</text:p>
            <text:p text:style-name="P17"/>
            <text:p text:style-name="P17">*retour à une ancienne version de fichiers</text:p>
            <text:p text:style-name="P17"/>
            <text:p text:style-name="P17">*partage de documents, photos, vidéo..</text:p>
            <text:p text:style-name="P17"/>
            <text:p text:style-name="P17">*Toujours à jours concernant la version des fichiers</text:p>
          </table:table-cell>
          <table:table-cell table:style-name="Tableau2.C2" office:value-type="string">
            <text:p text:style-name="P17">*Les données ne sont pas confidentiel</text:p>
            <text:p text:style-name="P17"/>
            <text:p text:style-name="P17"/>
          </table:table-cell>
        </table:table-row>
        <table:table-row>
          <table:table-cell table:style-name="Tableau2.A2" office:value-type="string">
            <text:p text:style-name="P17">OneDrive</text:p>
          </table:table-cell>
          <table:table-cell table:style-name="Tableau2.A2" office:value-type="string">
            <text:p text:style-name="P20">*<text:span text:style-name="T3">rapidité du transfert</text:span></text:p>
            <text:p text:style-name="P20"/>
            <text:p text:style-name="P17">*finesse de gestions des droits de partage</text:p>
            <text:p text:style-name="P20"/>
            <text:p text:style-name="P20">*<text:span text:style-name="T4">Streaming de film et de vidéo</text:span></text:p>
            <text:p text:style-name="P20"/>
            <text:p text:style-name="P18">*Edition de fichiers bureautique</text:p>
          </table:table-cell>
          <table:table-cell table:style-name="Tableau2.C2" office:value-type="string">
            <text:p text:style-name="P16">*<text:span text:style-name="T3">Taille des fichiers faible transfert</text:span></text:p>
            <text:p text:style-name="P16"/>
            <text:p text:style-name="P17">*fichier expire lors d'inactivité du compte(270jours)</text:p>
          </table:table-cell>
        </table:table-row>
        <table:table-row>
          <table:table-cell table:style-name="Tableau2.A2" office:value-type="string">
            <text:p text:style-name="P16">Hubic</text:p>
          </table:table-cell>
          <table:table-cell table:style-name="Tableau2.A2" office:value-type="string">
            <text:p text:style-name="P17">*25Go</text:p>
            <text:p text:style-name="P17"/>
            <text:p text:style-name="P17">*Données stockées en France</text:p>
            <text:p text:style-name="P17"/>
            <text:p text:style-name="P17">*Transfert sécurisé crypté, documennt répliqué sur plusieurs serveurs</text:p>
            <text:p text:style-name="P17"/>
            <text:p text:style-name="P17">* compatibilité sur toute plateforme</text:p>
          </table:table-cell>
          <table:table-cell table:style-name="Tableau2.C2" office:value-type="string">
            <text:p text:style-name="P16">*Lenteur pour navigation</text:p>
            <text:p text:style-name="P16"/>
            <text:p text:style-name="P16">*arborescence invisibile</text:p>
            <text:p text:style-name="P16"/>
            <text:p text:style-name="P16">*peu configuration </text:p>
          </table:table-cell>
        </table:table-row>
        <table:table-row>
          <table:table-cell table:style-name="Tableau2.A2" office:value-type="string">
            <text:p text:style-name="P16"><text:span text:style-name="T3">Google</text:span>Drive</text:p>
          </table:table-cell>
          <table:table-cell table:style-name="Tableau2.A2" office:value-type="string">
            <text:p text:style-name="P20">*<text:span text:style-name="T3">Accès à aprtir de la boite mail</text:span></text:p>
            <text:p text:style-name="P20"/>
            <text:p text:style-name="P17">*Application mobile</text:p>
            <text:p text:style-name="P20"/>
            <text:p text:style-name="P17">*Moteur de rechercher(nom/fichier)</text:p>
            <text:p text:style-name="P20"/>
            <text:p text:style-name="P17">*Fonction de reconnaissance optique des caractères</text:p>
            <text:p text:style-name="P20"/>
            <text:p text:style-name="P17">*Pas de mise à jours</text:p>
          </table:table-cell>
          <table:table-cell table:style-name="Tableau2.C2" office:value-type="string">
            <text:p text:style-name="P20">*<text:span text:style-name="T3">Problème de sécurité (serveur)</text:span></text:p>
            <text:p text:style-name="P20"/>
            <text:p text:style-name="P17">*Mode hors connexion est limitée</text:p>
            <text:p text:style-name="P20"/>
            <text:p text:style-name="P19">(*Trop de notification)</text:p>
            <text:p text:style-name="P20"/>
            <text:p text:style-name="P17">*Ergonomie qui demande de l'adaptation </text:p>
          </table:table-cell>
        </table:table-row>
        <table:table-row>
          <table:table-cell table:style-name="Tableau2.A2" office:value-type="string">
            <text:p text:style-name="P16">ZumoDrive</text:p>
          </table:table-cell>
          <table:table-cell table:style-name="Tableau2.A2" office:value-type="string">
            <text:p text:style-name="P17">*Appli crée <text:s/>un lecteur</text:p>
            <text:p text:style-name="P16"/>
            <text:p text:style-name="P17"><text:soft-page-break/>*paramétrage facile des fonctionnalités</text:p>
            <text:p text:style-name="P16"/>
            <text:p text:style-name="P16"><text:span text:style-name="T3">*</text:span>parametrage espace de stockage du cac<text:span text:style-name="T5">h</text:span>e</text:p>
            <text:p text:style-name="P16"/>
            <text:p text:style-name="P16"><text:span text:style-name="T3">*</text:span>visualisation des fichiers synchro<text:span text:style-name="T3">niser</text:span></text:p>
            <text:p text:style-name="P16"/>
            <text:p text:style-name="P16"><text:span text:style-name="T3">*</text:span>liste dossier liés consultable et modifiable</text:p>
            <text:p text:style-name="P16"/>
            <text:p text:style-name="P16"/>
          </table:table-cell>
          <table:table-cell table:style-name="Tableau2.C2" office:value-type="string">
            <text:p text:style-name="P16"><text:span text:style-name="T3">*</text:span>1Go gratuit possibilité de passer à 2Go en suivant le <text:soft-page-break/>tutoriel</text:p>
            <text:p text:style-name="P16"/>
            <text:p text:style-name="P16"><text:span text:style-name="T3">*</text:span>Difficulté de création de compte</text:p>
            <text:p text:style-name="P16"/>
            <text:p text:style-name="P16"><text:span text:style-name="T3">*</text:span>pas de gestion de différents </text:p>
            <text:p text:style-name="P16">versions du fichier</text:p>
            <text:p text:style-name="P16"/>
            <text:p text:style-name="P16"><text:span text:style-name="T3">*</text:span>version mobile/tablette impossible d'utilisation</text:p>
            <text:p text:style-name="P16"/>
            <text:p text:style-name="P16"><text:span text:style-name="T3">*</text:span>visibilité aucune des fichiers en ligne</text:p>
            <text:p text:style-name="P16"/>
            <text:p text:style-name="P16"/>
          </table:table-cell>
        </table:table-row>
      </table:table>
      <text:p text:style-name="P9"/>
      <text:p text:style-name="P9"/>
      <text:p text:style-name="P8"/>
      <text:p text:style-name="P1"/>
      <text:p text:style-name="P1"/>
      <text:p text:style-name="P1"/>
      <text:p text:style-name="P1"><text:span text:style-name="T1">Cahier des charges</text:span> </text:p>
      <text:p text:style-name="Standard"/>
      <text:p text:style-name="P3"/>
      <text:p text:style-name="P3"/>
      <text:p text:style-name="P3">1 - <text:s/>Contexte et définition du problème </text:p>
      <text:p text:style-name="Standard"/>
      <text:p text:style-name="Standard"><text:tab/>On a de plus en plus besoin de stocker des fichiers et on a pas forcément les moyens financier et matériel pour. D'où l'utilité de FreeFly, un moyen de stocker sans avoir besoin de matériel, un stockage et de partage en ligne, facile d'utilisation, en temps réel. De plus on peut partager certains fichiers pour que tout le monde puisse y accéder, et on peut aussi protéger nos fichiers pour que personne ne puisse y accéder. </text:p>
      <text:p text:style-name="Standard"/>
      <text:p text:style-name="P2">2 – Objectif </text:p>
      <text:p text:style-name="Standard"/>
      <text:p text:style-name="Standard"><text:tab/>Aujourd'hui, le Cloud est un moyen de stockage privilégié par beaucoup d'entre nous. Par rapport au différent logiciel qui existe déjà, nous voulons pouvoir protéger efficacement les fichiers de nos utilisateurs ainsi que gérer le partage en ligne. Nous désirons développer un logiciel simple et efficace pour le partage des fichiers, ainsi que faire une synchronisation facile. Ainsi que pouvoir importer nos contacts directement dans FreeFly pour ne plus les perdre, et de pouvoir récuperer une version antérieure (restauration de fichiers) de manière manuelle si besoin est. </text:p>
      <text:p text:style-name="Standard">Les avantages de FreeFly sont le partage de fichiers et la protection d'autre fichier personnel (tel que les contacts importés qui est déjà un avantage). Un espace de 5 Go gratuit et si besoin, est d'en ajouter pour quelques euros de plus. Ainsi que la possibilité de consulter ses fichiers n'importe où grâce à l'application mobile et de pouvoir charger une version antérieure des fichiers.</text:p>
      <text:p text:style-name="Standard"/>
      <text:p text:style-name="P3">3 – Périmètre</text:p>
      <text:p text:style-name="Standard"/>
      <text:p text:style-name="Standard"><text:tab/>Nous fixons notre projet aux utilisateurs de tout les jours, étudiants, les petites entreprises <text:soft-page-break/>(PME), les métiers graphiques, ainsi que les auto-entrepreneurs par exemple.</text:p>
      <text:p text:style-name="Standard"/>
      <text:p text:style-name="P3">4 - <text:s/>Description fonctionnelle</text:p>
      <text:p text:style-name="Standard"><text:tab/></text:p>
      <table:table table:name="Tableau1" table:style-name="Tableau1">
        <table:table-column table:style-name="Tableau1.A"/>
        <table:table-column table:style-name="Tableau1.B"/>
        <table:table-row>
          <table:table-cell table:style-name="Tableau1.A1" office:value-type="string">
            <text:p text:style-name="Standard">Stockage en ligne de documents</text:p>
          </table:table-cell>
          <table:table-cell table:style-name="Tableau1.B1" office:value-type="string">
            <text:p text:style-name="Table_20_Contents">Possibilité de mettre des fichiers dans un document en ligne </text:p>
          </table:table-cell>
        </table:table-row>
        <table:table-row>
          <table:table-cell table:style-name="Tableau1.A2" office:value-type="string">
            <text:p text:style-name="Standard">Partage Public/Privés</text:p>
          </table:table-cell>
          <table:table-cell table:style-name="Tableau1.B2" office:value-type="string">
            <text:p text:style-name="Table_20_Contents">Possibilité de pouvoir partager certains fichiers et possibilité de protéger d'autres fichiers</text:p>
          </table:table-cell>
        </table:table-row>
        <table:table-row>
          <table:table-cell table:style-name="Tableau1.A2" office:value-type="string">
            <text:p text:style-name="Standard">Accès sécurisé/Anthentification</text:p>
          </table:table-cell>
          <table:table-cell table:style-name="Tableau1.B2" office:value-type="string">
            <text:p text:style-name="Table_20_Contents">Comptes avec <text:span text:style-name="T12">Pseudo </text:span>de Compte et Mots de Passe <text:span text:style-name="T12">mdp</text:span> pour identification</text:p>
          </table:table-cell>
        </table:table-row>
        <table:table-row>
          <table:table-cell table:style-name="Tableau1.A2" office:value-type="string">
            <text:p text:style-name="Standard">Synchronisation(locale/en ligne)</text:p>
          </table:table-cell>
          <table:table-cell table:style-name="Tableau1.B2" office:value-type="string">
            <text:p text:style-name="Table_20_Contents">Synchronisation facile, grâce à un bouton</text:p>
          </table:table-cell>
        </table:table-row>
        <table:table-row>
          <table:table-cell table:style-name="Tableau1.A2" office:value-type="string">
            <text:p text:style-name="Standard">Importation des contacts</text:p>
          </table:table-cell>
          <table:table-cell table:style-name="Tableau1.B2" office:value-type="string">
            <text:p text:style-name="Table_20_Contents">Importantation des contacts dans un fichiers protéger dès le début de l'utilisation si désirez </text:p>
          </table:table-cell>
        </table:table-row>
        <table:table-row>
          <table:table-cell table:style-name="Tableau1.A2" office:value-type="string">
            <text:p text:style-name="Standard">Historique antérieur</text:p>
          </table:table-cell>
          <table:table-cell table:style-name="Tableau1.B2" office:value-type="string">
            <text:p text:style-name="Table_20_Contents">Possibilité de charger une version antérieur des fichiers </text:p>
          </table:table-cell>
        </table:table-row>
        <table:table-row>
          <table:table-cell table:style-name="Tableau1.A2" office:value-type="string">
            <text:p text:style-name="Standard">Site web</text:p>
          </table:table-cell>
          <table:table-cell table:style-name="Tableau1.B2" office:value-type="string">
            <text:p text:style-name="Table_20_Contents">Développer un site web pour pouvoir télécharger l'application, ainsi que consulter </text:p>
            <text:p text:style-name="Table_20_Contents">ses fichiers en lignes</text:p>
          </table:table-cell>
        </table:table-row>
        <table:table-row>
          <table:table-cell table:style-name="Tableau1.A2" office:value-type="string">
            <text:p text:style-name="Standard">Application mobile</text:p>
          </table:table-cell>
          <table:table-cell table:style-name="Tableau1.B2" office:value-type="string">
            <text:p text:style-name="Table_20_Contents">Possibiliter de consulter (sans télécharger) ses fichiers</text:p>
          </table:table-cell>
        </table:table-row>
      </table:table>
      <text:p text:style-name="Standard">Stockage en ligne : mettre des fichiers dans un document. Ce document est directement relié en ligne et grâce à un bouton de synchronisation les fichiers s'ajoutent/se remplacent dans ce document. Ils peuvent se récupérer en faisant un copier/coller du fichier (en ligne) à un autre fichier (sur votre pc)</text:p>
      <text:p text:style-name="Standard"/>
      <text:p text:style-name="Standard">Partage de fichier : dans le document en ligne vous aurez la possibilité de créer deux autres documents l'un qui partagera les fichiers que vous désirez exposer au monde, et l'autre qui ne sera disponible à la lecture que par vous et vous seul.</text:p>
      <text:p text:style-name="Standard"/>
      <text:p text:style-name="Standard">Accès sécurisé : sur le site internet vous devrez créer un compte utilisateur pour pouvoir vous connecter à votre document. Ce compte sera protégé par un nom d'utilisateur ainsi que par un mot de passe de 8 caractères minimum. </text:p>
      <text:p text:style-name="Standard"/>
      <text:p text:style-name="Standard">Authentification : vous pourrez vous connecter au site internet grâce à ce compte en rentrant votre ndc et mdp pour consulter et télécharger vos fichiers. Et vous devrez rentrer ce ndc et mdp sur le logiciel de votre ordinateur pour pouvoir consulter votre document de partage.</text:p>
      <text:p text:style-name="Standard"/>
      <text:p text:style-name="Standard">Synchronisation : En appuyant sur un bouton que ce soit sur le site ; ou sur le mobile vous synchroniserez vos fichiers pour qu'ils puissent apparaitre en ligne.</text:p>
      <text:p text:style-name="Standard"/>
      <text:p text:style-name="Standard">Importation des contacts : grâce à votre compte Google+ vous pourrez importer vos contacts en format excel dans le dossier priver directement à la première utilisation si vous le désirez. Ces contacts ne pourront en aucun cas aller dans le dossier publique</text:p>
      <text:p text:style-name="Standard"/>
      <text:p text:style-name="Standard">Garbage : vous pourrez aussi consulter des versions antérieurs de vos fichiers et ainsi pouvoir les réutiliser. Les versions antérieures se supprimeront tous les 14 jours</text:p>
      <text:p text:style-name="Standard"/>
      <text:p text:style-name="Standard"><text:span text:style-name="T2">5 - <text:s/>Enveloppe budgetaire</text:span> </text:p>
      <text:p text:style-name="Standard"><text:soft-page-break/><text:tab/></text:p>
      <text:p text:style-name="Standard"><text:tab/>langage :</text:p>
      <text:p text:style-name="Standard"><text:tab/><text:tab/>site : HTM, CSS, Java</text:p>
      <text:p text:style-name="Standard"><text:tab/><text:tab/>mobile : Android, Java</text:p>
      <text:p text:style-name="Standard"><text:tab/><text:tab/>BDD</text:p>
      <text:p text:style-name="Standard"><text:tab/>5 ordinateurs (5x500euros)</text:p>
      <text:p text:style-name="Standard"><text:tab/>1 serveur de sauvegarde (machine virtuelle) (1040,04euros)</text:p>
      <text:p text:style-name="Standard"><text:tab/>1 téléphone portable (250euros)</text:p>
      <text:p text:style-name="Standard"><text:tab/>5 comptes Google+ </text:p>
      <text:p text:style-name="Standard"><text:tab/>1 local de travail (S15) (5000euros)</text:p>
      <text:p text:style-name="Standard"><text:tab/>total : 8590,04euros</text:p>
      <text:p text:style-name="Standard"/>
      <text:p text:style-name="P3">6 - Délais </text:p>
      <text:p text:style-name="Standard"/>
      <text:p text:style-name="Standard"><text:tab/><text:span text:style-name="T7">Charge</text:span> : <text:span text:style-name="T6">9</text:span> mois </text:p>
      <text:p text:style-name="Standard"><text:tab/>Phase test : 16 jours</text:p>
      <text:p text:style-name="Standard"><text:tab/>Mises à jours : 10 jours</text:p>
      <text:p text:style-name="Standard"/>
      <text:p text:style-name="P4"/>
      <text:p text:style-name="P4"/>
      <text:p text:style-name="P4"/>
      <text:p text:style-name="P5">7-Dictionnaire des donnees</text:p>
      <text:p text:style-name="P5"/>
      <text:p text:style-name="P5"/>
      <text:p text:style-name="P5"/>
      <text:p text:style-name="P6">8-MCD</text:p>
      <text:p text:style-name="P4"/>
      <text:p text:style-name="P4"/>
      <text:p text:style-name="P4"><draw:frame draw:style-name="fr1" draw:name="Image1" text:anchor-type="paragraph" svg:width="13.18cm" svg:height="12.21cm" draw:z-index="0"><draw:image xlink:href="Pictures/200000C20000337B00002FB2175805B9.svm"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9 – Contre-rendu Web :</text:p>
      <text:p text:style-name="P7"/>
      <text:p text:style-name="P11">Language :</text:p>
      <text:p text:style-name="P11"><text:tab/>html : Langage web </text:p>
      <text:p text:style-name="P11"><text:tab/>php : Relation base de donnée</text:p>
      <text:p text:style-name="P11"><text:tab/>css : Aspect visuel du site web </text:p>
      <text:p text:style-name="P11"/>
      <text:p text:style-name="P11"><text:soft-page-break/></text:p>
      <text:p text:style-name="P11">Structure du site web :</text:p>
      <text:p text:style-name="P11"><text:tab/>Header : Bandeau prennant toute la largeur de la page. A l'intérieur un bloc logo côté droit, <text:s/>ainsi que le nom de l'entreprise et son slogan. A l'opposé on un <text:s/>lien pour pouvoir se connecter.</text:p>
      <text:p text:style-name="P11"/>
      <text:p text:style-name="P11"><text:tab/>Body : Le body contient un bloc menu placer à gauche permettant l'accès au différente pages du site expliquer ci dessous :</text:p>
      <text:p text:style-name="P11"/>
      <text:p text:style-name="P11"><text:tab/><text:tab/>Accueil : souhaite la bienvenue au nouveau arrivant, une brève description de FreeFly <text:s/>avec nos intentions, et se que nous proposons. </text:p>
      <text:p text:style-name="P11"/>
      <text:p text:style-name="P11"><text:tab/><text:tab/>Mes fichiers : propose l'acces au dossier FreeFly de vôtre Pc sur votre page web.</text:p>
      <text:p text:style-name="P11"/>
      <text:p text:style-name="P11"><text:tab/><text:tab/>Inscription : Permet l'adésion au site et au fonctionnalité de FreeFly</text:p>
      <text:p text:style-name="P11"/>
      <text:p text:style-name="P11"><text:tab/><text:tab/>Télécharger : permet de télécharger les (FUTURS) versions de freefly </text:p>
      <text:p text:style-name="P11"/>
      <text:p text:style-name="P11"><text:tab/><text:tab/>Abonnement : offre la possibilité de consulter les differentes offres de FreeFly, soit son mode Free ou il n'y a aucun abonnement, et le mode PREMIUM payant, qui offre de multiple avantages en comparaison </text:p>
      <text:p text:style-name="P12"/>
      <text:p text:style-name="P12"><text:tab/>Footer : Le footer contient le copyright du site </text:p>
      <text:p text:style-name="P12"/>
      <text:p text:style-name="P12"/>
      <text:p text:style-name="P13">Fonctionnement : </text:p>
      <text:p text:style-name="P14"><text:tab/>relation DB/Web : Tout d'abor<text:span text:style-name="T11">d avec mysqli_connect("000.00.00.00","root","mdp") en entrant l'adresse IP du serveur, ainsi que le nom administrateur et son mot de passe nous réalisons la connection avec la base de données. Si une erreur subvient la fonction mysqli_errno doit retourné la dernière erreur produite et avec mysqli_error le problème est retourné dans une chaine pour être décrit. </text:span></text:p>
      <text:p text:style-name="P13"/>
      <text:p text:style-name="P15"><text:tab/>Inscription : <text:span text:style-name="T11">Mysqli_select_db permet de selectionner la base de données que l'on souhaite, en l'occurence FreeFly, nous déclarons cette variable global pour pouvoir l'utiliser partout dans la fonction. Avec une condition 'si' nous demandons a l'utilisateurs aux 'nom', 'prenom', 'adresse', 'codepostal', 'mail', 'pseudo', 'mdp', 'confirmationmdp'. Et avec la variable 'isset' <text:s/>placer dans la condition nous verifions si les variables sont remplit et si elles ne sont pas NULL. Si les champs nom, prenom, adresseMail, pseudo, mdp, confirmationmdp sont bien remplis (et à conditions quele mdp soit identique au confirmationmdp) et grace à la function md5($mdp) nous critpons le mot de passe. Grace à mysql_query nous éxecutons la commande INSERT TO pour ajouter un compte dans la table utilisateur de la base de donnée. Si tout est bon un message vert s'affiche pour confirmer l'inscirption, sinon une un message dit si le pseudo est déjà utiliser, si les deux mots de passes sont différents, ou si les champs avec une * ne sont pas remplis </text:span></text:p>
      <text:p text:style-name="P15"/>
      <text:p text:style-name="P15"/>
      <text:p text:style-name="P13"/>
      <text:p text:style-name="P13"><text:tab/><text:span text:style-name="T8">Connexion : Pour commencer la session doit être démarrer grace à la fonction 'session_start()', alors l'utilisateur rentre son login et son mots de passe qu'il a préalablement enregistrer avant dans le formulaire d'inscription. Un message d'alerte s'affichera en rouge pour prévenir l'utilisateur qu'il a fait une erreur dans son login ou mot de passe ou si il n'a pas remplis tous les champs, et un message vert s'affichera si l'utilisateur à rempli toutes les conditions. Le code vérifie si les variables du pseudo et du mdp sont enregistrés dans la base de données. L'utilisateur sera directement redirigé vers la page "mes fichiers". Suite à ça les pages que l'utilisateur visitera </text:span><text:soft-page-break/><text:span text:style-name="T8">après sa connexion seront différentes par rapport à aux pages avec état non connecté.</text:span></text:p>
      <text:p text:style-name="P13"/>
      <text:p text:style-name="P13"/>
      <text:p text:style-name="P13"><text:tab/><text:span text:style-name="T9">Session <text:s/>utilisateur : Une fois connecté l'utilisateur démarre sa session. Lorsque l'utilisateur se déconnecte ou quitte la page la session s'arrète. Lors de sa connexion la page de bienvenue s'affiche, se qui consiste à afficher la page d'accueil avec un message de bienvenu garni de remerciement. </text:span></text:p>
      <text:p text:style-name="P13"/>
      <text:p text:style-name="P13"><text:tab/><text:span text:style-name="T10">Affichagage dossier dans la page "Mes Fichiers" : création d'un tableau pour ranger les données mises dedans. Ensuite relation avec le répertoire de dossier à afficher. Avec la fonction opendir() nous pouvons <text:s/>ouvrir le répertoire, ensuite grace à une boucle 'tant que' nous stockons les fichiers dans le tableau crééer précédement. Closedir() permet de fermer le répertoire tant dis que array_multisort() trie le tableau par ordre alphabetique. Avec une boucle 'pou' nous metons toutes les icones, images à 60*60.</text:span></text:p>
      <text:p text:style-name="P13"/>
      <text:p text:style-name="P13"><text:tab/></text:p>
      <text:p text:style-name="P13"><text:tab/></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7M27S</meta:editing-duration>
    <meta:editing-cycles>32</meta:editing-cycles>
    <meta:generator>LibreOffice/4.3.1.2$Windows_x86 LibreOffice_project/958349dc3b25111dbca392fbc281a05559ef6848</meta:generator>
    <dc:date>2015-03-17T03:22:01.018000000</dc:date>
    <meta:document-statistic meta:table-count="2" meta:image-count="1" meta:object-count="0" meta:page-count="7" meta:paragraph-count="121" meta:word-count="1568" meta:character-count="10045" meta:non-whitespace-character-count="8507"/>
    <meta:user-defined meta:name="Info 1"/>
    <meta:user-defined meta:name="Info 2"/>
    <meta:user-defined meta:name="Info 3"/>
    <meta:user-defined meta:name="Info 4"/>
  </office:meta>
</office:document-meta>
</file>